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73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17.849cm"/>
    </style:style>
    <style:style style:name="co5" style:family="table-column">
      <style:table-column-properties fo:break-before="auto" style:column-width="1.3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ff00" fo:border="0.74pt solid #000000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8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9"/>
        <table:table-row table:style-name="ro1">
          <table:table-cell/>
          <table:table-cell table:style-name="ce5" office:value-type="string" calcext:value-type="string" table:number-columns-spanned="2" table:number-rows-spanned="1">
            <text:p>MODULO 3</text:p>
          </table:table-cell>
          <table:covered-table-cell/>
          <table:table-cell office:value-type="string" calcext:value-type="string">
            <text:p>COMP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MODULO 4</text:p>
          </table:table-cell>
          <table:covered-table-cell/>
          <table:table-cell office:value-type="string" calcext:value-type="string">
            <text:p>COMP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DIA 1</text:p>
          </table:table-cell>
          <table:table-cell office:value-type="string" calcext:value-type="string">
            <text:p>Introducción a la programación orientada a objetos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X</text:p>
          </table:table-cell>
          <table:table-cell/>
          <table:table-cell table:style-name="ce1" office:value-type="string" calcext:value-type="string" table:number-columns-spanned="1" table:number-rows-spanned="3">
            <text:p>DIA 3</text:p>
          </table:table-cell>
          <table:table-cell office:value-type="string" calcext:value-type="string">
            <text:p>¿Qué es un módulo en Python?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Principios de la OOP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X</text:p>
          </table:table-cell>
          <table:table-cell/>
          <table:covered-table-cell/>
          <table:table-cell office:value-type="string" calcext:value-type="string">
            <text:p>Acceder a módulos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lases e instancias de Python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  <table:table-cell/>
          <table:covered-table-cell/>
          <table:table-cell office:value-type="string" calcext:value-type="string">
            <text:p>La sentencia “import”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Ejercicio: definir una clase (Lectura)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X</text:p>
          </table:table-cell>
          <table:table-cell/>
          <table:table-cell table:style-name="ce1" office:value-type="string" calcext:value-type="string" table:number-columns-spanned="1" table:number-rows-spanned="9">
            <text:p>DIA 4</text:p>
          </table:table-cell>
          <table:table-cell office:value-type="string" calcext:value-type="string">
            <text:p>Escribir sentencias “import”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finir una clase: solución (Lectura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/>
          <table:covered-table-cell table:style-name="ce1"/>
          <table:table-cell office:value-type="string" calcext:value-type="string">
            <text:p>Espacio de nombres y ámbito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Autorrevisión: definir una clase (Cuestionario 4 preguntas)</text:p>
          </table:table-cell>
          <table:table-cell/>
          <table:table-cell office:value-type="string" calcext:value-type="string">
            <text:p>X</text:p>
          </table:table-cell>
          <table:table-cell/>
          <table:covered-table-cell/>
          <table:table-cell table:style-name="ce6" office:value-type="string" calcext:value-type="string">
            <text:p>Importar y ámbito (Tarea de programación)</text:p>
          </table:table-cell>
          <table:table-cell office:value-type="string" calcext:value-type="string">
            <text:p>3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Instanciar un objeto personalizado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  <table:table-cell/>
          <table:covered-table-cell/>
          <table:table-cell office:value-type="string" calcext:value-type="string">
            <text:p>Función “reload()”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Ejercicio: Instanciar un objeto personalizado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X</text:p>
          </table:table-cell>
          <table:table-cell/>
          <table:covered-table-cell/>
          <table:table-cell office:value-type="string" calcext:value-type="string">
            <text:p>Casos de uso del módulo (Lectura)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Instanciar un objeto personalizado: solución (Lectura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/>
          <table:covered-table-cell/>
          <table:table-cell office:value-type="string" calcext:value-type="string">
            <text:p>Verificación de conocimientos: módulos (Cuestionario 6 preguntas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DIA 2</text:p>
          </table:table-cell>
          <table:table-cell office:value-type="string" calcext:value-type="string">
            <text:p>Autorrevisión: instanciar un objeto personalizado (Cuestionario 4 preguntas)</text:p>
          </table:table-cell>
          <table:table-cell/>
          <table:table-cell office:value-type="string" calcext:value-type="string">
            <text:p>X</text:p>
          </table:table-cell>
          <table:table-cell/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Métodos de instancia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  <table:table-cell/>
          <table:covered-table-cell/>
          <table:table-cell table:style-name="ce7" office:value-type="string" calcext:value-type="string">
            <text:p>Paquetes, bibliotecas y marcos populare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lases padres vs. Clases hijas</text:p>
          </table:table-cell>
          <table:table-cell office:value-type="string" calcext:value-type="string">
            <text:p>6 min</text:p>
          </table:table-cell>
          <table:table-cell office:value-type="string" calcext:value-type="string">
            <text:p>X</text:p>
          </table:table-cell>
          <table:table-cell/>
          <table:covered-table-cell/>
          <table:table-cell office:value-type="string" calcext:value-type="string">
            <text:p>Paquetes populares: NumPy, pandas, Matplotlib, etc.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Herencia y herencia múltiple (Lectura)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X</text:p>
          </table:table-cell>
          <table:table-cell/>
          <table:table-cell table:style-name="ce1" office:value-type="string" calcext:value-type="string" table:number-columns-spanned="1" table:number-rows-spanned="9">
            <text:p>DIA 5</text:p>
          </table:table-cell>
          <table:table-cell office:value-type="string" calcext:value-type="string">
            <text:p>Paquetes populares: ejemplos (Lectura)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jercicio: exploración de clases y objetos (Lectura)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X</text:p>
          </table:table-cell>
          <table:table-cell/>
          <table:covered-table-cell table:style-name="ce1"/>
          <table:table-cell office:value-type="string" calcext:value-type="string">
            <text:p>Paquetes de análisis de datos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lases y métodos abstractos</text:p>
          </table:table-cell>
          <table:table-cell office:value-type="string" calcext:value-type="string">
            <text:p>4 min</text:p>
          </table:table-cell>
          <table:table-cell table:style-name="ce9" office:value-type="string" calcext:value-type="string">
            <text:p>X</text:p>
          </table:table-cell>
          <table:table-cell/>
          <table:covered-table-cell/>
          <table:table-cell office:value-type="string" calcext:value-type="string">
            <text:p>Aprendizaje automático, aprendizaje profundo AI: PyTorch, TensorFLow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uestionario práctico: Clases y métodos abstractos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X</text:p>
          </table:table-cell>
          <table:table-cell/>
          <table:covered-table-cell/>
          <table:table-cell office:value-type="string" calcext:value-type="string">
            <text:p>Big Data y análisis con Python (Lectura)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Clases y métodos abstractos (Tarea de Programación)</text:p>
          </table:table-cell>
          <table:table-cell office:value-type="string" calcext:value-type="string">
            <text:p>3 h</text:p>
          </table:table-cell>
          <table:table-cell office:value-type="string" calcext:value-type="string">
            <text:p>X</text:p>
          </table:table-cell>
          <table:table-cell/>
          <table:covered-table-cell/>
          <table:table-cell office:value-type="string" calcext:value-type="string">
            <text:p>¿Cuál considera que es la diferencia entre aprendizaje automático y AI?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Método Orden de resolución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X</text:p>
          </table:table-cell>
          <table:table-cell/>
          <table:covered-table-cell/>
          <table:table-cell office:value-type="string" calcext:value-type="string">
            <text:p>Marcos web de Python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DIA 3</text:p>
          </table:table-cell>
          <table:table-cell office:value-type="string" calcext:value-type="string">
            <text:p>Trabajar con métodos: ejemplos (Lectura)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X</text:p>
          </table:table-cell>
          <table:table-cell/>
          <table:covered-table-cell/>
          <table:table-cell office:value-type="string" calcext:value-type="string">
            <text:p>Comprobación de conocimientos: paquetes, bibliotecas y marcos populares (Cuestionario práctico 5 preguntas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Ejercicio: trabajar con métodos (Lectura)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X</text:p>
          </table:table-cell>
          <table:table-cell/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Trabajar con métodos: solución (Lectura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/>
          <table:covered-table-cell/>
          <table:table-cell table:style-name="ce7" office:value-type="string" calcext:value-type="string">
            <text:p>Herramientas de prueba</text:p>
          </table:table-cell>
          <table:table-cell/>
          <table:table-cell table:style-name="ce20" office:value-type="string" calcext:value-type="string">
            <text:p>X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Autorrevisión: trabajar con métodos (Cuestionario 6 preguntas)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" office:value-type="string" calcext:value-type="string" table:number-columns-spanned="1" table:number-rows-spanned="10">
            <text:p>DIA 6</text:p>
          </table:table-cell>
          <table:table-cell office:value-type="string" calcext:value-type="string">
            <text:p>¿Que son las pruebas?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Resumen del módulo: paradigmas de programación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X</text:p>
          </table:table-cell>
          <table:table-cell/>
          <table:covered-table-cell table:style-name="ce1"/>
          <table:table-cell office:value-type="string" calcext:value-type="string">
            <text:p>Tipos de pruebas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/>
          <table:table-cell office:value-type="string" calcext:value-type="string">
            <text:p>Cuestionario del módulo: paradigmas de programación (8 preguntas)</text:p>
          </table:table-cell>
          <table:table-cell/>
          <table:table-cell office:value-type="string" calcext:value-type="string">
            <text:p>X</text:p>
          </table:table-cell>
          <table:table-cell/>
          <table:covered-table-cell/>
          <table:table-cell office:value-type="string" calcext:value-type="string">
            <text:p>Pruebas de nivel (Cuestionario 5 preguntas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X</text:p>
          </table:table-cell>
          <table:table-cell/>
          <table:covered-table-cell/>
          <table:table-cell office:value-type="string" calcext:value-type="string">
            <text:p>Paquetes de automatización de prueba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Escribir pruebas con PyTest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Cheat sheet de Pytest (Lectura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5"/>
          <table:covered-table-cell/>
          <table:table-cell table:style-name="ce6" office:value-type="string" calcext:value-type="string">
            <text:p>Escribir una prueba (Tarea de programación)</text:p>
          </table:table-cell>
          <table:table-cell office:value-type="string" calcext:value-type="string">
            <text:p>3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Desarrollo dirigido por pruebas (TDD)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Aplicar TDD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Resumen del módulo: módulos, paquetes, bibliotecas y herramientas (Cuestionario 8 preguntas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5"/>
          <table:table-cell table:style-name="ce18" office:value-type="string" calcext:value-type="string">
            <text:p>DIA 7</text:p>
          </table:table-cell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MODULO 5</text:p>
          </table:table-cell>
          <table:covered-table-cell/>
          <table:table-cell office:value-type="string" calcext:value-type="string">
            <text:p>COMP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 table:number-columns-spanned="1" table:number-rows-spanned="8">
            <text:p>DIA 7</text:p>
          </table:table-cell>
          <table:table-cell office:value-type="string" calcext:value-type="string">
            <text:p>Resumen del curso: programar en Python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cerca de la evaluación calificada de final de curso (Lectura)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Evaluación calificada de final del cursos: utilizar Pyhton (Cuestionario 15 preguntas)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nalice los desafíos que tuvo con sus estudiantes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covered-table-cell/>
          <table:table-cell table:style-name="ce7" office:value-type="string" calcext:value-type="string">
            <text:p>Resumen del curso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Felicitaciones, ha finalizado Programación en Phyton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¿Qué es lo que más le ha costado aprender a programar en Python?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róximos pasos después de programar en Python (Lectura)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 table:number-rows-repeated="104853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0:47:09.6538817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4:04:22.336736820</meta:creation-date>
    <dc:date>2024-06-03T10:47:18.635121272</dc:date>
    <meta:editing-duration>P1DT8H26S</meta:editing-duration>
    <meta:editing-cycles>43</meta:editing-cycles>
    <meta:generator>LibreOffice/24.2.3.2$Linux_X86_64 LibreOffice_project/433d9c2ded56988e8a90e6b2e771ee4e6a5ab2ba</meta:generator>
    <meta:document-statistic meta:table-count="1" meta:cell-count="198" meta:object-count="0"/>
  </office:meta>
</office:document-meta>
</file>